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4.923cm"/>
    </style:style>
    <style:style style:name="co12" style:family="table-column">
      <style:table-column-properties fo:break-before="auto" style:column-width="2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Question2" table:style-name="ta1">
        <table:table-column table:style-name="co1" table:default-cell-style-name="Default"/>
        <table:table-row table:style-name="ro1">
          <table:table-cell/>
        </table:table-row>
      </table:table>
      <table:table table:name="Question 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(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=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=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avings Amount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D8]*(1.1^5)" office:value-type="float" office:value="3221.02" calcext:value-type="float">
            <text:p>3221.0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2000*(1.08)^[.C9]" office:value-type="float" office:value="2160" calcext:value-type="float">
            <text:p>2160</text:p>
          </table:table-cell>
          <table:table-cell table:formula="of:=[.D9]*(1.1^(5-[.C9]))" office:value-type="float" office:value="3162.456" calcext:value-type="float">
            <text:p>3162.45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2000*(1.08)^[.C10]" office:value-type="float" office:value="2332.8" calcext:value-type="float">
            <text:p>2332.8</text:p>
          </table:table-cell>
          <table:table-cell table:formula="of:=[.D10]*(1.1^(5-[.C10]))" office:value-type="float" office:value="3104.9568" calcext:value-type="float">
            <text:p>3104.956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2000*(1.08)^[.C11]" office:value-type="float" office:value="2519.424" calcext:value-type="float">
            <text:p>2519.424</text:p>
          </table:table-cell>
          <table:table-cell table:formula="of:=[.D11]*(1.1^(5-[.C11]))" office:value-type="float" office:value="3048.50304" calcext:value-type="float">
            <text:p>3048.5030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2000*(1.08)^[.C12]" office:value-type="float" office:value="2720.97792" calcext:value-type="float">
            <text:p>2720.97792</text:p>
          </table:table-cell>
          <table:table-cell table:formula="of:=[.D12]*(1.1^(5-[.C12]))" office:value-type="float" office:value="2993.075712" calcext:value-type="float">
            <text:p>2993.07571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2000*(1.08)^[.C13]" office:value-type="float" office:value="2938.6561536" calcext:value-type="float">
            <text:p>2938.6561536</text:p>
          </table:table-cell>
          <table:table-cell table:formula="of:=[.D13]*(1.1^(5-[.C13]))" office:value-type="float" office:value="2938.6561536" calcext:value-type="float">
            <text:p>2938.656153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8:.E13])" office:value-type="float" office:value="18468.6677056" calcext:value-type="float">
            <text:p>18468.66770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(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=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=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avings Amount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D22]*(1.08^(5-[.C22]))" office:value-type="float" office:value="2938.6561536" calcext:value-type="float">
            <text:p>2938.656153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2000*(1.08)^[.C23]" office:value-type="float" office:value="2160" calcext:value-type="float">
            <text:p>2160</text:p>
          </table:table-cell>
          <table:table-cell table:formula="of:=[.D23]*(1.08^(5-[.C23]))" office:value-type="float" office:value="2938.6561536" calcext:value-type="float">
            <text:p>2938.656153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2000*(1.08)^[.C24]" office:value-type="float" office:value="2332.8" calcext:value-type="float">
            <text:p>2332.8</text:p>
          </table:table-cell>
          <table:table-cell table:formula="of:=[.D24]*(1.08^(5-[.C24]))" office:value-type="float" office:value="2938.6561536" calcext:value-type="float">
            <text:p>2938.656153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2000*(1.08)^[.C25]" office:value-type="float" office:value="2519.424" calcext:value-type="float">
            <text:p>2519.424</text:p>
          </table:table-cell>
          <table:table-cell table:formula="of:=[.D25]*(1.08^(5-[.C25]))" office:value-type="float" office:value="2938.6561536" calcext:value-type="float">
            <text:p>2938.656153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2000*(1.08)^[.C26]" office:value-type="float" office:value="2720.97792" calcext:value-type="float">
            <text:p>2720.97792</text:p>
          </table:table-cell>
          <table:table-cell table:formula="of:=[.D26]*(1.08^(5-[.C26]))" office:value-type="float" office:value="2938.6561536" calcext:value-type="float">
            <text:p>2938.656153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2000*(1.08)^[.C27]" office:value-type="float" office:value="2938.6561536" calcext:value-type="float">
            <text:p>2938.6561536</text:p>
          </table:table-cell>
          <table:table-cell table:formula="of:=[.D27]*(1.08^(5-[.C27]))" office:value-type="float" office:value="2938.6561536" calcext:value-type="float">
            <text:p>2938.656153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2:.E27])" office:value-type="float" office:value="17631.9369216" calcext:value-type="float">
            <text:p>17631.9369216</text:p>
          </table:table-cell>
        </table:table-row>
      </table:table>
      <table:table table:name="Question5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= 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Question7" table:style-name="ta1"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ernativ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form Annual Benefit</text:p>
          </table:table-cell>
          <table:table-cell office:value-type="string" calcext:value-type="string">
            <text:p>Discount Factor @ 8%</text:p>
          </table:table-cell>
          <table:table-cell office:value-type="string" calcext:value-type="string">
            <text:p>Cash Flow @8%</text:p>
          </table:table-cell>
          <table:table-cell office:value-type="string" calcext:value-type="string">
            <text:p>Discount Factor @12%</text:p>
          </table:table-cell>
          <table:table-cell office:value-type="string" calcext:value-type="string">
            <text:p>Cash Flow @1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4]+[.C4])*[.D4]" office:value-type="float" office:value="-500" calcext:value-type="float">
            <text:p>-500</text:p>
          </table:table-cell>
          <table:table-cell office:value-type="float" office:value="1" calcext:value-type="float">
            <text:p>1</text:p>
          </table:table-cell>
          <table:table-cell table:formula="of:=([.B4]+[.C4])*[.F4]" office:value-type="float" office:value="-500" calcext:value-type="float">
            <text:p>-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5])" office:value-type="float" office:value="0.925925925925926" calcext:value-type="float">
            <text:p>0.925925925925926</text:p>
          </table:table-cell>
          <table:table-cell table:formula="of:=([.B5]+[.C5])*[.D5]" office:value-type="float" office:value="125" calcext:value-type="float">
            <text:p>125</text:p>
          </table:table-cell>
          <table:table-cell table:formula="of:=1/(1.12^[.A5])" office:value-type="float" office:value="0.892857142857143" calcext:value-type="float">
            <text:p>0.892857142857143</text:p>
          </table:table-cell>
          <table:table-cell table:formula="of:=([.B5]+[.C5])*[.F5]" office:value-type="float" office:value="120.535714285714" calcext:value-type="float">
            <text:p>120.535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6])" office:value-type="float" office:value="0.857338820301783" calcext:value-type="float">
            <text:p>0.857338820301783</text:p>
          </table:table-cell>
          <table:table-cell table:formula="of:=([.B6]+[.C6])*[.D6]" office:value-type="float" office:value="115.740740740741" calcext:value-type="float">
            <text:p>115.740740740741</text:p>
          </table:table-cell>
          <table:table-cell table:formula="of:=1/(1.12^[.A6])" office:value-type="float" office:value="0.79719387755102" calcext:value-type="float">
            <text:p>0.79719387755102</text:p>
          </table:table-cell>
          <table:table-cell table:formula="of:=([.B6]+[.C6])*[.F6]" office:value-type="float" office:value="107.621173469388" calcext:value-type="float">
            <text:p>107.621173469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7])" office:value-type="float" office:value="0.79383224102017" calcext:value-type="float">
            <text:p>0.79383224102017</text:p>
          </table:table-cell>
          <table:table-cell table:formula="of:=([.B7]+[.C7])*[.D7]" office:value-type="float" office:value="107.167352537723" calcext:value-type="float">
            <text:p>107.167352537723</text:p>
          </table:table-cell>
          <table:table-cell table:formula="of:=1/(1.12^[.A7])" office:value-type="float" office:value="0.711780247813411" calcext:value-type="float">
            <text:p>0.711780247813411</text:p>
          </table:table-cell>
          <table:table-cell table:formula="of:=([.B7]+[.C7])*[.F7]" office:value-type="float" office:value="96.0903334548105" calcext:value-type="float">
            <text:p>96.0903334548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8])" office:value-type="float" office:value="0.735029852796453" calcext:value-type="float">
            <text:p>0.735029852796453</text:p>
          </table:table-cell>
          <table:table-cell table:formula="of:=([.B8]+[.C8])*[.D8]" office:value-type="float" office:value="99.2290301275212" calcext:value-type="float">
            <text:p>99.2290301275212</text:p>
          </table:table-cell>
          <table:table-cell table:formula="of:=1/(1.12^[.A8])" office:value-type="float" office:value="0.635518078404831" calcext:value-type="float">
            <text:p>0.635518078404831</text:p>
          </table:table-cell>
          <table:table-cell table:formula="of:=([.B8]+[.C8])*[.F8]" office:value-type="float" office:value="85.7949405846522" calcext:value-type="float">
            <text:p>85.7949405846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00" calcext:value-type="float">
            <text:p>-500</text:p>
          </table:table-cell>
          <table:table-cell office:value-type="float" office:value="135" calcext:value-type="float">
            <text:p>135</text:p>
          </table:table-cell>
          <table:table-cell table:formula="of:=1/(1.08^[.A9])" office:value-type="float" office:value="0.680583197033753" calcext:value-type="float">
            <text:p>0.680583197033753</text:p>
          </table:table-cell>
          <table:table-cell table:formula="of:=([.B9]+[.C9])*[.D9]" office:value-type="float" office:value="-248.41286691732" calcext:value-type="float">
            <text:p>-248.41286691732</text:p>
          </table:table-cell>
          <table:table-cell table:formula="of:=1/(1.12^[.A9])" office:value-type="float" office:value="0.567426855718599" calcext:value-type="float">
            <text:p>0.567426855718599</text:p>
          </table:table-cell>
          <table:table-cell table:formula="of:=([.B9]+[.C9])*[.F9]" office:value-type="float" office:value="-207.110802337289" calcext:value-type="float">
            <text:p>-207.110802337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(1.08^[.A10])" office:value-type="float" office:value="0.630169626883105" calcext:value-type="float">
            <text:p>0.630169626883105</text:p>
          </table:table-cell>
          <table:table-cell table:formula="of:=([.B10]+[.C10])*[.D10]" office:value-type="float" office:value="0" calcext:value-type="float">
            <text:p>0</text:p>
          </table:table-cell>
          <table:table-cell table:formula="of:=1/(1.12^[.A10])" office:value-type="float" office:value="0.506631121177321" calcext:value-type="float">
            <text:p>0.506631121177321</text:p>
          </table:table-cell>
          <table:table-cell table:formula="of:=([.B10]+[.C10])*[.F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11])" office:value-type="float" office:value="0.583490395262134" calcext:value-type="float">
            <text:p>0.583490395262134</text:p>
          </table:table-cell>
          <table:table-cell table:formula="of:=([.B11]+[.C11])*[.D11]" office:value-type="float" office:value="78.7712033603881" calcext:value-type="float">
            <text:p>78.7712033603881</text:p>
          </table:table-cell>
          <table:table-cell table:formula="of:=1/(1.12^[.A11])" office:value-type="float" office:value="0.452349215336893" calcext:value-type="float">
            <text:p>0.452349215336893</text:p>
          </table:table-cell>
          <table:table-cell table:formula="of:=([.B11]+[.C11])*[.F11]" office:value-type="float" office:value="61.0671440704806" calcext:value-type="float">
            <text:p>61.06714407048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12])" office:value-type="float" office:value="0.540268884501976" calcext:value-type="float">
            <text:p>0.540268884501976</text:p>
          </table:table-cell>
          <table:table-cell table:formula="of:=([.B12]+[.C12])*[.D12]" office:value-type="float" office:value="72.9362994077667" calcext:value-type="float">
            <text:p>72.9362994077667</text:p>
          </table:table-cell>
          <table:table-cell table:formula="of:=1/(1.12^[.A12])" office:value-type="float" office:value="0.403883227979369" calcext:value-type="float">
            <text:p>0.403883227979369</text:p>
          </table:table-cell>
          <table:table-cell table:formula="of:=([.B12]+[.C12])*[.F12]" office:value-type="float" office:value="54.5242357772148" calcext:value-type="float">
            <text:p>54.5242357772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13])" office:value-type="float" office:value="0.500248967131459" calcext:value-type="float">
            <text:p>0.500248967131459</text:p>
          </table:table-cell>
          <table:table-cell table:formula="of:=([.B13]+[.C13])*[.D13]" office:value-type="float" office:value="67.533610562747" calcext:value-type="float">
            <text:p>67.533610562747</text:p>
          </table:table-cell>
          <table:table-cell table:formula="of:=1/(1.12^[.A13])" office:value-type="float" office:value="0.360610024981579" calcext:value-type="float">
            <text:p>0.360610024981579</text:p>
          </table:table-cell>
          <table:table-cell table:formula="of:=([.B13]+[.C13])*[.F13]" office:value-type="float" office:value="48.6823533725132" calcext:value-type="float">
            <text:p>48.6823533725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14])" office:value-type="float" office:value="0.463193488084684" calcext:value-type="float">
            <text:p>0.463193488084684</text:p>
          </table:table-cell>
          <table:table-cell table:formula="of:=([.B14]+[.C14])*[.D14]" office:value-type="float" office:value="62.5311208914324" calcext:value-type="float">
            <text:p>62.5311208914324</text:p>
          </table:table-cell>
          <table:table-cell table:formula="of:=1/(1.12^[.A14])" office:value-type="float" office:value="0.321973236590696" calcext:value-type="float">
            <text:p>0.321973236590696</text:p>
          </table:table-cell>
          <table:table-cell table:formula="of:=([.B14]+[.C14])*[.F14]" office:value-type="float" office:value="43.466386939744" calcext:value-type="float">
            <text:p>43.4663869397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SUM([.E4:.E14])" office:value-type="float" office:value="-19.5035092890009" calcext:value-type="float">
            <text:p>-19.5035092890009</text:p>
          </table:table-cell>
          <table:table-cell/>
          <table:table-cell table:style-name="ce1" table:formula="of:=SUM([.G4:.G14])" office:value-type="float" office:value="-89.3285203827714" calcext:value-type="float">
            <text:p>-89.32852038277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ernativ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form Annual Benefit</text:p>
          </table:table-cell>
          <table:table-cell office:value-type="string" calcext:value-type="string">
            <text:p>Discount Factor @ 8%</text:p>
          </table:table-cell>
          <table:table-cell office:value-type="string" calcext:value-type="string">
            <text:p>Cash Flow @8%</text:p>
          </table:table-cell>
          <table:table-cell office:value-type="string" calcext:value-type="string">
            <text:p>Discount Factor @10%</text:p>
          </table:table-cell>
          <table:table-cell office:value-type="string" calcext:value-type="string">
            <text:p>Cash Flow @1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00" calcext:value-type="float">
            <text:p>-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20]+[.C20])*[.D20]" office:value-type="float" office:value="-600" calcext:value-type="float">
            <text:p>-600</text:p>
          </table:table-cell>
          <table:table-cell office:value-type="float" office:value="1" calcext:value-type="float">
            <text:p>1</text:p>
          </table:table-cell>
          <table:table-cell table:formula="of:=([.B20]+[.C20])*[.F20]" office:value-type="float" office:value="-600" calcext:value-type="float">
            <text:p>-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1])" office:value-type="float" office:value="0.925925925925926" calcext:value-type="float">
            <text:p>0.925925925925926</text:p>
          </table:table-cell>
          <table:table-cell table:formula="of:=([.B21]+[.C21])*[.D21]" office:value-type="float" office:value="92.5925925925926" calcext:value-type="float">
            <text:p>92.5925925925926</text:p>
          </table:table-cell>
          <table:table-cell table:formula="of:=1/(1.1^[.A21])" office:value-type="float" office:value="0.909090909090909" calcext:value-type="float">
            <text:p>0.909090909090909</text:p>
          </table:table-cell>
          <table:table-cell table:formula="of:=([.B21]+[.C21])*[.F21]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2])" office:value-type="float" office:value="0.857338820301783" calcext:value-type="float">
            <text:p>0.857338820301783</text:p>
          </table:table-cell>
          <table:table-cell table:formula="of:=([.B22]+[.C22])*[.D22]" office:value-type="float" office:value="85.7338820301783" calcext:value-type="float">
            <text:p>85.7338820301783</text:p>
          </table:table-cell>
          <table:table-cell table:formula="of:=1/(1.1^[.A22])" office:value-type="float" office:value="0.826446280991735" calcext:value-type="float">
            <text:p>0.826446280991735</text:p>
          </table:table-cell>
          <table:table-cell table:formula="of:=([.B22]+[.C22])*[.F22]" office:value-type="float" office:value="82.6446280991735" calcext:value-type="float">
            <text:p>82.6446280991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3])" office:value-type="float" office:value="0.79383224102017" calcext:value-type="float">
            <text:p>0.79383224102017</text:p>
          </table:table-cell>
          <table:table-cell table:formula="of:=([.B23]+[.C23])*[.D23]" office:value-type="float" office:value="79.383224102017" calcext:value-type="float">
            <text:p>79.383224102017</text:p>
          </table:table-cell>
          <table:table-cell table:formula="of:=1/(1.1^[.A23])" office:value-type="float" office:value="0.751314800901578" calcext:value-type="float">
            <text:p>0.751314800901578</text:p>
          </table:table-cell>
          <table:table-cell table:formula="of:=([.B23]+[.C23])*[.F23]" office:value-type="float" office:value="75.1314800901578" calcext:value-type="float">
            <text:p>75.1314800901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4])" office:value-type="float" office:value="0.735029852796453" calcext:value-type="float">
            <text:p>0.735029852796453</text:p>
          </table:table-cell>
          <table:table-cell table:formula="of:=([.B24]+[.C24])*[.D24]" office:value-type="float" office:value="73.5029852796453" calcext:value-type="float">
            <text:p>73.5029852796453</text:p>
          </table:table-cell>
          <table:table-cell table:formula="of:=1/(1.1^[.A24])" office:value-type="float" office:value="0.683013455365071" calcext:value-type="float">
            <text:p>0.683013455365071</text:p>
          </table:table-cell>
          <table:table-cell table:formula="of:=([.B24]+[.C24])*[.F24]" office:value-type="float" office:value="68.3013455365071" calcext:value-type="float">
            <text:p>68.3013455365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5])" office:value-type="float" office:value="0.680583197033753" calcext:value-type="float">
            <text:p>0.680583197033753</text:p>
          </table:table-cell>
          <table:table-cell table:formula="of:=([.B25]+[.C25])*[.D25]" office:value-type="float" office:value="68.0583197033753" calcext:value-type="float">
            <text:p>68.0583197033753</text:p>
          </table:table-cell>
          <table:table-cell table:formula="of:=1/(1.1^[.A25])" office:value-type="float" office:value="0.620921323059155" calcext:value-type="float">
            <text:p>0.620921323059155</text:p>
          </table:table-cell>
          <table:table-cell table:formula="of:=([.B25]+[.C25])*[.F25]" office:value-type="float" office:value="62.0921323059155" calcext:value-type="float">
            <text:p>62.0921323059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600+250"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table:formula="of:=1/(1.08^[.A26])" office:value-type="float" office:value="0.630169626883105" calcext:value-type="float">
            <text:p>0.630169626883105</text:p>
          </table:table-cell>
          <table:table-cell table:formula="of:=([.B26]+[.C26])*[.D26]" office:value-type="float" office:value="-220.559369409087" calcext:value-type="float">
            <text:p>-220.559369409087</text:p>
          </table:table-cell>
          <table:table-cell table:formula="of:=1/(1.1^[.A26])" office:value-type="float" office:value="0.564473930053777" calcext:value-type="float">
            <text:p>0.564473930053777</text:p>
          </table:table-cell>
          <table:table-cell table:formula="of:=([.B26]+[.C26])*[.F26]" office:value-type="float" office:value="-197.565875518822" calcext:value-type="float">
            <text:p>-197.5658755188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7])" office:value-type="float" office:value="0.583490395262134" calcext:value-type="float">
            <text:p>0.583490395262134</text:p>
          </table:table-cell>
          <table:table-cell table:formula="of:=([.B27]+[.C27])*[.D27]" office:value-type="float" office:value="58.3490395262134" calcext:value-type="float">
            <text:p>58.3490395262134</text:p>
          </table:table-cell>
          <table:table-cell table:formula="of:=1/(1.1^[.A27])" office:value-type="float" office:value="0.513158118230706" calcext:value-type="float">
            <text:p>0.513158118230706</text:p>
          </table:table-cell>
          <table:table-cell table:formula="of:=([.B27]+[.C27])*[.F27]" office:value-type="float" office:value="51.3158118230706" calcext:value-type="float">
            <text:p>51.3158118230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8])" office:value-type="float" office:value="0.540268884501976" calcext:value-type="float">
            <text:p>0.540268884501976</text:p>
          </table:table-cell>
          <table:table-cell table:formula="of:=([.B28]+[.C28])*[.D28]" office:value-type="float" office:value="54.0268884501976" calcext:value-type="float">
            <text:p>54.0268884501976</text:p>
          </table:table-cell>
          <table:table-cell table:formula="of:=1/(1.1^[.A28])" office:value-type="float" office:value="0.466507380209733" calcext:value-type="float">
            <text:p>0.466507380209733</text:p>
          </table:table-cell>
          <table:table-cell table:formula="of:=([.B28]+[.C28])*[.F28]" office:value-type="float" office:value="46.6507380209733" calcext:value-type="float">
            <text:p>46.6507380209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9])" office:value-type="float" office:value="0.500248967131459" calcext:value-type="float">
            <text:p>0.500248967131459</text:p>
          </table:table-cell>
          <table:table-cell table:formula="of:=([.B29]+[.C29])*[.D29]" office:value-type="float" office:value="50.0248967131459" calcext:value-type="float">
            <text:p>50.0248967131459</text:p>
          </table:table-cell>
          <table:table-cell table:formula="of:=1/(1.1^[.A29])" office:value-type="float" office:value="0.424097618372485" calcext:value-type="float">
            <text:p>0.424097618372485</text:p>
          </table:table-cell>
          <table:table-cell table:formula="of:=([.B29]+[.C29])*[.F29]" office:value-type="float" office:value="42.4097618372485" calcext:value-type="float">
            <text:p>42.4097618372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formula="of:=1/(1.08^[.A30])" office:value-type="float" office:value="0.463193488084684" calcext:value-type="float">
            <text:p>0.463193488084684</text:p>
          </table:table-cell>
          <table:table-cell table:formula="of:=([.B30]+[.C30])*[.D30]" office:value-type="float" office:value="162.117720829639" calcext:value-type="float">
            <text:p>162.117720829639</text:p>
          </table:table-cell>
          <table:table-cell table:formula="of:=1/(1.1^[.A30])" office:value-type="float" office:value="0.385543289429531" calcext:value-type="float">
            <text:p>0.385543289429531</text:p>
          </table:table-cell>
          <table:table-cell table:formula="of:=([.B30]+[.C30])*[.F30]" office:value-type="float" office:value="134.940151300336" calcext:value-type="float">
            <text:p>134.9401513003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SUM([.E20:.E30])" office:value-type="float" office:value="-96.7698201820818" calcext:value-type="float">
            <text:p>-96.7698201820818</text:p>
          </table:table-cell>
          <table:table-cell/>
          <table:table-cell table:style-name="ce1" table:formula="of:=SUM([.G20:.G30])" office:value-type="float" office:value="-143.170735596349" calcext:value-type="float">
            <text:p>-143.1707355963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ernative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form Annual Benefit</text:p>
          </table:table-cell>
          <table:table-cell office:value-type="string" calcext:value-type="string">
            <text:p>Discount Factor @ 8%</text:p>
          </table:table-cell>
          <table:table-cell office:value-type="string" calcext:value-type="string">
            <text:p>Cash Flow @8%</text:p>
          </table:table-cell>
          <table:table-cell office:value-type="string" calcext:value-type="string">
            <text:p>Discount Factor @10%</text:p>
          </table:table-cell>
          <table:table-cell office:value-type="string" calcext:value-type="string">
            <text:p>Cash Flow @1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00" calcext:value-type="float">
            <text:p>-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36]+[.C36])*[.D36]" office:value-type="float" office:value="-700" calcext:value-type="float">
            <text:p>-700</text:p>
          </table:table-cell>
          <table:table-cell office:value-type="float" office:value="1" calcext:value-type="float">
            <text:p>1</text:p>
          </table:table-cell>
          <table:table-cell table:formula="of:=([.B36]+[.C36])*[.F36]" office:value-type="float" office:value="-700" calcext:value-type="float">
            <text:p>-7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37])" office:value-type="float" office:value="0.925925925925926" calcext:value-type="float">
            <text:p>0.925925925925926</text:p>
          </table:table-cell>
          <table:table-cell table:formula="of:=([.B37]+[.C37])*[.D37]" office:value-type="float" office:value="92.5925925925926" calcext:value-type="float">
            <text:p>92.5925925925926</text:p>
          </table:table-cell>
          <table:table-cell table:formula="of:=1/(1.1^[.A37])" office:value-type="float" office:value="0.909090909090909" calcext:value-type="float">
            <text:p>0.909090909090909</text:p>
          </table:table-cell>
          <table:table-cell table:formula="of:=([.B37]+[.C37])*[.F37]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38])" office:value-type="float" office:value="0.857338820301783" calcext:value-type="float">
            <text:p>0.857338820301783</text:p>
          </table:table-cell>
          <table:table-cell table:formula="of:=([.B38]+[.C38])*[.D38]" office:value-type="float" office:value="85.7338820301783" calcext:value-type="float">
            <text:p>85.7338820301783</text:p>
          </table:table-cell>
          <table:table-cell table:formula="of:=1/(1.1^[.A38])" office:value-type="float" office:value="0.826446280991735" calcext:value-type="float">
            <text:p>0.826446280991735</text:p>
          </table:table-cell>
          <table:table-cell table:formula="of:=([.B38]+[.C38])*[.F38]" office:value-type="float" office:value="82.6446280991735" calcext:value-type="float">
            <text:p>82.6446280991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39])" office:value-type="float" office:value="0.79383224102017" calcext:value-type="float">
            <text:p>0.79383224102017</text:p>
          </table:table-cell>
          <table:table-cell table:formula="of:=([.B39]+[.C39])*[.D39]" office:value-type="float" office:value="79.383224102017" calcext:value-type="float">
            <text:p>79.383224102017</text:p>
          </table:table-cell>
          <table:table-cell table:formula="of:=1/(1.1^[.A39])" office:value-type="float" office:value="0.751314800901578" calcext:value-type="float">
            <text:p>0.751314800901578</text:p>
          </table:table-cell>
          <table:table-cell table:formula="of:=([.B39]+[.C39])*[.F39]" office:value-type="float" office:value="75.1314800901578" calcext:value-type="float">
            <text:p>75.1314800901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0])" office:value-type="float" office:value="0.735029852796453" calcext:value-type="float">
            <text:p>0.735029852796453</text:p>
          </table:table-cell>
          <table:table-cell table:formula="of:=([.B40]+[.C40])*[.D40]" office:value-type="float" office:value="73.5029852796453" calcext:value-type="float">
            <text:p>73.5029852796453</text:p>
          </table:table-cell>
          <table:table-cell table:formula="of:=1/(1.1^[.A40])" office:value-type="float" office:value="0.683013455365071" calcext:value-type="float">
            <text:p>0.683013455365071</text:p>
          </table:table-cell>
          <table:table-cell table:formula="of:=([.B40]+[.C40])*[.F40]" office:value-type="float" office:value="68.3013455365071" calcext:value-type="float">
            <text:p>68.3013455365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1])" office:value-type="float" office:value="0.680583197033753" calcext:value-type="float">
            <text:p>0.680583197033753</text:p>
          </table:table-cell>
          <table:table-cell table:formula="of:=([.B41]+[.C41])*[.D41]" office:value-type="float" office:value="68.0583197033753" calcext:value-type="float">
            <text:p>68.0583197033753</text:p>
          </table:table-cell>
          <table:table-cell table:formula="of:=1/(1.1^[.A41])" office:value-type="float" office:value="0.620921323059155" calcext:value-type="float">
            <text:p>0.620921323059155</text:p>
          </table:table-cell>
          <table:table-cell table:formula="of:=([.B41]+[.C41])*[.F41]" office:value-type="float" office:value="62.0921323059155" calcext:value-type="float">
            <text:p>62.0921323059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700+180"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 table:formula="of:=1/(1.08^[.A42])" office:value-type="float" office:value="0.630169626883105" calcext:value-type="float">
            <text:p>0.630169626883105</text:p>
          </table:table-cell>
          <table:table-cell table:formula="of:=([.B42]+[.C42])*[.D42]" office:value-type="float" office:value="-327.688205979214" calcext:value-type="float">
            <text:p>-327.688205979214</text:p>
          </table:table-cell>
          <table:table-cell table:formula="of:=1/(1.1^[.A42])" office:value-type="float" office:value="0.564473930053777" calcext:value-type="float">
            <text:p>0.564473930053777</text:p>
          </table:table-cell>
          <table:table-cell table:formula="of:=([.B42]+[.C42])*[.F42]" office:value-type="float" office:value="-293.526443627964" calcext:value-type="float">
            <text:p>-293.526443627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3])" office:value-type="float" office:value="0.583490395262134" calcext:value-type="float">
            <text:p>0.583490395262134</text:p>
          </table:table-cell>
          <table:table-cell table:formula="of:=([.B43]+[.C43])*[.D43]" office:value-type="float" office:value="58.3490395262134" calcext:value-type="float">
            <text:p>58.3490395262134</text:p>
          </table:table-cell>
          <table:table-cell table:formula="of:=1/(1.1^[.A43])" office:value-type="float" office:value="0.513158118230706" calcext:value-type="float">
            <text:p>0.513158118230706</text:p>
          </table:table-cell>
          <table:table-cell table:formula="of:=([.B43]+[.C43])*[.F43]" office:value-type="float" office:value="51.3158118230706" calcext:value-type="float">
            <text:p>51.3158118230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4])" office:value-type="float" office:value="0.540268884501976" calcext:value-type="float">
            <text:p>0.540268884501976</text:p>
          </table:table-cell>
          <table:table-cell table:formula="of:=([.B44]+[.C44])*[.D44]" office:value-type="float" office:value="54.0268884501976" calcext:value-type="float">
            <text:p>54.0268884501976</text:p>
          </table:table-cell>
          <table:table-cell table:formula="of:=1/(1.1^[.A44])" office:value-type="float" office:value="0.466507380209733" calcext:value-type="float">
            <text:p>0.466507380209733</text:p>
          </table:table-cell>
          <table:table-cell table:formula="of:=([.B44]+[.C44])*[.F44]" office:value-type="float" office:value="46.6507380209733" calcext:value-type="float">
            <text:p>46.6507380209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5])" office:value-type="float" office:value="0.500248967131459" calcext:value-type="float">
            <text:p>0.500248967131459</text:p>
          </table:table-cell>
          <table:table-cell table:formula="of:=([.B45]+[.C45])*[.D45]" office:value-type="float" office:value="50.0248967131459" calcext:value-type="float">
            <text:p>50.0248967131459</text:p>
          </table:table-cell>
          <table:table-cell table:formula="of:=1/(1.1^[.A45])" office:value-type="float" office:value="0.424097618372485" calcext:value-type="float">
            <text:p>0.424097618372485</text:p>
          </table:table-cell>
          <table:table-cell table:formula="of:=([.B45]+[.C45])*[.F45]" office:value-type="float" office:value="42.4097618372485" calcext:value-type="float">
            <text:p>42.4097618372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1/(1.08^[.A46])" office:value-type="float" office:value="0.463193488084684" calcext:value-type="float">
            <text:p>0.463193488084684</text:p>
          </table:table-cell>
          <table:table-cell table:formula="of:=([.B46]+[.C46])*[.D46]" office:value-type="float" office:value="129.694176663712" calcext:value-type="float">
            <text:p>129.694176663712</text:p>
          </table:table-cell>
          <table:table-cell table:formula="of:=1/(1.1^[.A46])" office:value-type="float" office:value="0.385543289429531" calcext:value-type="float">
            <text:p>0.385543289429531</text:p>
          </table:table-cell>
          <table:table-cell table:formula="of:=([.B46]+[.C46])*[.F46]" office:value-type="float" office:value="107.952121040269" calcext:value-type="float">
            <text:p>107.9521210402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SUM([.E36:.E46])" office:value-type="float" office:value="-336.322200918137" calcext:value-type="float">
            <text:p>-336.322200918137</text:p>
          </table:table-cell>
          <table:table-cell/>
          <table:table-cell table:style-name="ce1" table:formula="of:=SUM([.G36:.G46])" office:value-type="float" office:value="-366.119333965558" calcext:value-type="float">
            <text:p>-366.119333965558</text:p>
          </table:table-cell>
        </table:table-row>
      </table:table>
      <table:table table:name="Question 8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Discounted Cash Flow Ga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Discounted Cash Flow Coal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75000-35000" office:value-type="float" office:value="40000" calcext:value-type="float">
            <text:p>40000</text:p>
          </table:table-cell>
          <table:table-cell office:value-type="float" office:value="40000" calcext:value-type="float">
            <text:p>40000</text:p>
          </table:table-cell>
          <table:table-cell table:formula="of:=75000-270000" office:value-type="float" office:value="-195000" calcext:value-type="float">
            <text:p>-195000</text:p>
          </table:table-cell>
          <table:table-cell office:value-type="float" office:value="-195000" calcext:value-type="float">
            <text:p>-1950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500" calcext:value-type="float">
            <text:p>-3500</text:p>
          </table:table-cell>
          <table:table-cell table:formula="of:=[.D8]/(1.07)^[.C8]" office:value-type="float" office:value="-3271.02803738318" calcext:value-type="float">
            <text:p>-3271.02803738318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8]/(1.07)^[.C8]" office:value-type="float" office:value="14953.2710280374" calcext:value-type="float">
            <text:p>14953.271028037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500" calcext:value-type="float">
            <text:p>-3500</text:p>
          </table:table-cell>
          <table:table-cell table:formula="of:=[.D9]/(1.07)^[.C9]" office:value-type="float" office:value="-3057.03554895624" calcext:value-type="float">
            <text:p>-3057.0355489562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9]/(1.07)^[.C9]" office:value-type="float" office:value="13975.0196523714" calcext:value-type="float">
            <text:p>13975.01965237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500" calcext:value-type="float">
            <text:p>-3500</text:p>
          </table:table-cell>
          <table:table-cell table:formula="of:=[.D10]/(1.07)^[.C10]" office:value-type="float" office:value="-2857.04256911798" calcext:value-type="float">
            <text:p>-2857.04256911798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0]/(1.07)^[.C10]" office:value-type="float" office:value="13060.7660302536" calcext:value-type="float">
            <text:p>13060.766030253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500" calcext:value-type="float">
            <text:p>-3500</text:p>
          </table:table-cell>
          <table:table-cell table:formula="of:=[.D11]/(1.07)^[.C11]" office:value-type="float" office:value="-2670.13324216634" calcext:value-type="float">
            <text:p>-2670.1332421663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1]/(1.07)^[.C11]" office:value-type="float" office:value="12206.3233927604" calcext:value-type="float">
            <text:p>12206.323392760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500" calcext:value-type="float">
            <text:p>-3500</text:p>
          </table:table-cell>
          <table:table-cell table:formula="of:=[.D12]/(1.07)^[.C12]" office:value-type="float" office:value="-2495.45162819284" calcext:value-type="float">
            <text:p>-2495.4516281928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2]/(1.07)^[.C12]" office:value-type="float" office:value="11407.7788717387" calcext:value-type="float">
            <text:p>11407.778871738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500" calcext:value-type="float">
            <text:p>-3500</text:p>
          </table:table-cell>
          <table:table-cell table:formula="of:=[.D13]/(1.07)^[.C13]" office:value-type="float" office:value="-2332.19778335779" calcext:value-type="float">
            <text:p>-2332.19778335779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3]/(1.07)^[.C13]" office:value-type="float" office:value="10661.4755810642" calcext:value-type="float">
            <text:p>10661.475581064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500" calcext:value-type="float">
            <text:p>-3500</text:p>
          </table:table-cell>
          <table:table-cell table:formula="of:=[.D14]/(1.07)^[.C14]" office:value-type="float" office:value="-2179.62409659607" calcext:value-type="float">
            <text:p>-2179.62409659607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4]/(1.07)^[.C14]" office:value-type="float" office:value="9963.99587015345" calcext:value-type="float">
            <text:p>9963.9958701534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3500" calcext:value-type="float">
            <text:p>-3500</text:p>
          </table:table-cell>
          <table:table-cell table:formula="of:=[.D15]/(1.07)^[.C15]" office:value-type="float" office:value="-2037.03186597763" calcext:value-type="float">
            <text:p>-2037.03186597763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5]/(1.07)^[.C15]" office:value-type="float" office:value="9312.14567304061" calcext:value-type="float">
            <text:p>9312.1456730406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500" calcext:value-type="float">
            <text:p>-3500</text:p>
          </table:table-cell>
          <table:table-cell table:formula="of:=[.D16]/(1.07)^[.C16]" office:value-type="float" office:value="-1903.76809904452" calcext:value-type="float">
            <text:p>-1903.76809904452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6]/(1.07)^[.C16]" office:value-type="float" office:value="8702.93988134637" calcext:value-type="float">
            <text:p>8702.9398813463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500" calcext:value-type="float">
            <text:p>-3500</text:p>
          </table:table-cell>
          <table:table-cell table:formula="of:=[.D17]/(1.07)^[.C17]" office:value-type="float" office:value="-1779.22252247151" calcext:value-type="float">
            <text:p>-1779.22252247151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7]/(1.07)^[.C17]" office:value-type="float" office:value="8133.58867415548" calcext:value-type="float">
            <text:p>8133.5886741554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3500" calcext:value-type="float">
            <text:p>-3500</text:p>
          </table:table-cell>
          <table:table-cell table:formula="of:=[.D18]/(1.07)^[.C18]" office:value-type="float" office:value="-1662.82478735655" calcext:value-type="float">
            <text:p>-1662.82478735655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8]/(1.07)^[.C18]" office:value-type="float" office:value="7601.48474220138" calcext:value-type="float">
            <text:p>7601.4847422013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500" calcext:value-type="float">
            <text:p>-3500</text:p>
          </table:table-cell>
          <table:table-cell table:formula="of:=[.D19]/(1.07)^[.C19]" office:value-type="float" office:value="-1554.04185734257" calcext:value-type="float">
            <text:p>-1554.04185734257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9]/(1.07)^[.C19]" office:value-type="float" office:value="7104.19134785176" calcext:value-type="float">
            <text:p>7104.1913478517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00" calcext:value-type="float">
            <text:p>-3500</text:p>
          </table:table-cell>
          <table:table-cell table:formula="of:=[.D20]/(1.07)^[.C20]" office:value-type="float" office:value="-1452.37556760988" calcext:value-type="float">
            <text:p>-1452.37556760988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0]/(1.07)^[.C20]" office:value-type="float" office:value="6639.4311662166" calcext:value-type="float">
            <text:p>6639.431166216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500" calcext:value-type="float">
            <text:p>-3500</text:p>
          </table:table-cell>
          <table:table-cell table:formula="of:=[.D21]/(1.07)^[.C21]" office:value-type="float" office:value="-1357.36034356064" calcext:value-type="float">
            <text:p>-1357.3603435606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1]/(1.07)^[.C21]" office:value-type="float" office:value="6205.07585627719" calcext:value-type="float">
            <text:p>6205.0758562771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500" calcext:value-type="float">
            <text:p>-3500</text:p>
          </table:table-cell>
          <table:table-cell table:formula="of:=[.D22]/(1.07)^[.C22]" office:value-type="float" office:value="-1268.56106874826" calcext:value-type="float">
            <text:p>-1268.56106874826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2]/(1.07)^[.C22]" office:value-type="float" office:value="5799.13631427775" calcext:value-type="float">
            <text:p>5799.1363142777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500" calcext:value-type="float">
            <text:p>-3500</text:p>
          </table:table-cell>
          <table:table-cell table:formula="of:=[.D23]/(1.07)^[.C23]" office:value-type="float" office:value="-1185.57109228809" calcext:value-type="float">
            <text:p>-1185.57109228809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3]/(1.07)^[.C23]" office:value-type="float" office:value="5419.75356474556" calcext:value-type="float">
            <text:p>5419.7535647455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500" calcext:value-type="float">
            <text:p>-3500</text:p>
          </table:table-cell>
          <table:table-cell table:formula="of:=[.D24]/(1.07)^[.C24]" office:value-type="float" office:value="-1108.01036662438" calcext:value-type="float">
            <text:p>-1108.01036662438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4]/(1.07)^[.C24]" office:value-type="float" office:value="5065.19024742576" calcext:value-type="float">
            <text:p>5065.1902474257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500" calcext:value-type="float">
            <text:p>-3500</text:p>
          </table:table-cell>
          <table:table-cell table:formula="of:=[.D25]/(1.07)^[.C25]" office:value-type="float" office:value="-1035.52370712559" calcext:value-type="float">
            <text:p>-1035.52370712559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5]/(1.07)^[.C25]" office:value-type="float" office:value="4733.82266114557" calcext:value-type="float">
            <text:p>4733.8226611455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3500" calcext:value-type="float">
            <text:p>-3500</text:p>
          </table:table-cell>
          <table:table-cell table:formula="of:=[.D26]/(1.07)^[.C26]" office:value-type="float" office:value="-967.779165537937" calcext:value-type="float">
            <text:p>-967.779165537937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6]/(1.07)^[.C26]" office:value-type="float" office:value="4424.13332817343" calcext:value-type="float">
            <text:p>4424.1333281734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3500" calcext:value-type="float">
            <text:p>-3500</text:p>
          </table:table-cell>
          <table:table-cell table:formula="of:=[.D27]/(1.07)^[.C27]" office:value-type="float" office:value="-904.46650984854" calcext:value-type="float">
            <text:p>-904.4665098485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7]/(1.07)^[.C27]" office:value-type="float" office:value="4134.7040450219" calcext:value-type="float">
            <text:p>4134.704045021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7:.E27])" office:value-type="float" office:value="2920.95014069345" calcext:value-type="float">
            <text:p>2920.95014069345</text:p>
          </table:table-cell>
          <table:table-cell/>
          <table:table-cell table:formula="of:=SUM([.G7:.G27])" office:value-type="float" office:value="-25495.7720717415" calcext:value-type="float">
            <text:p>-25495.7720717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text:p/>
        <text:p/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5:28:57.533000000</meta:creation-date>
    <dc:date>2023-01-25T20:59:46.212000000</dc:date>
    <meta:editing-duration>PT6H5M7S</meta:editing-duration>
    <meta:editing-cycles>6</meta:editing-cycles>
    <meta:generator>LibreOffice/7.3.2.2$Windows_X86_64 LibreOffice_project/49f2b1bff42cfccbd8f788c8dc32c1c309559be0</meta:generator>
    <meta:print-date>2023-01-25T20:40:23.986000000</meta:print-date>
    <meta:document-statistic meta:table-count="5" meta:cell-count="436" meta:object-count="0"/>
  </office:meta>
</office:document-meta>
</file>